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table:style-name="Default" table:number-columns-repeated="18"/>
          <table:table-cell/>
          <table:table-cell table:style-name="Default" table:number-columns-repeated="20"/>
          <table:table-cell table:number-columns-repeated="985"/>
        </table:table-row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 table:number-columns-repeated="978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163.52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358.07</text:p>
          </table:table-cell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17:01:52.4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4T17:08:42.426000000</dc:date>
    <meta:editing-duration>P6DT19H58M53S</meta:editing-duration>
    <meta:editing-cycles>2937</meta:editing-cycles>
    <meta:document-statistic meta:table-count="6" meta:cell-count="8272" meta:object-count="0"/>
    <meta:user-defined meta:name="qrichtext">1</meta:user-defined>
  </office:meta>
</office:document-meta>
</file>